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82in"/>
    </style:style>
    <style:style style:name="co2" style:family="table-column">
      <style:table-column-properties fo:break-before="auto" style:column-width="0.2047in"/>
    </style:style>
    <style:style style:name="co3" style:family="table-column">
      <style:table-column-properties fo:break-before="auto" style:column-width="2.5382in"/>
    </style:style>
    <style:style style:name="co4" style:family="table-column">
      <style:table-column-properties fo:break-before="auto" style:column-width="2.2882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6.8717in"/>
    </style:style>
    <style:style style:name="co7" style:family="table-column">
      <style:table-column-properties fo:break-before="auto" style:column-width="4.3717in"/>
    </style:style>
    <style:style style:name="co8" style:family="table-column">
      <style:table-column-properties fo:break-before="auto" style:column-width="3.6217in"/>
    </style:style>
    <style:style style:name="co9" style:family="table-column">
      <style:table-column-properties fo:break-before="auto" style:column-width="8.2882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3.7047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9547in"/>
    </style:style>
    <style:style style:name="co14" style:family="table-column">
      <style:table-column-properties fo:break-before="auto" style:column-width="0.8701in"/>
    </style:style>
    <style:style style:name="co15" style:family="table-column">
      <style:table-column-properties fo:break-before="auto" style:column-width="1.2882in"/>
    </style:style>
    <style:style style:name="co16" style:family="table-column">
      <style:table-column-properties fo:break-before="auto" style:column-width="1.0382in"/>
    </style:style>
    <style:style style:name="co17" style:family="table-column">
      <style:table-column-properties fo:break-before="auto" style:column-width="1.2047in"/>
    </style:style>
    <style:style style:name="co18" style:family="table-column">
      <style:table-column-properties fo:break-before="auto" style:column-width="12.3717in"/>
    </style:style>
    <style:style style:name="co19" style:family="table-column">
      <style:table-column-properties fo:break-before="auto" style:column-width="9.6217in"/>
    </style:style>
    <style:style style:name="co20" style:family="table-column">
      <style:table-column-properties fo:break-before="auto" style:column-width="3.7in"/>
    </style:style>
    <style:style style:name="co21" style:family="table-column">
      <style:table-column-properties fo:break-before="auto" style:column-width="13.7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#666666"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25" style:family="table-cell" style:parent-style-name="Default" style:data-style-name="N3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61">
      <style:table-cell-properties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 style:data-style-name="N3">
      <style:table-cell-properties fo:background-color="#000000" style:text-align-source="fix" style:repeat-content="false" style:vertical-align="top"/>
      <style:paragraph-properties fo:text-align="start" fo:margin-left="0in"/>
    </style:style>
    <style:style style:name="ce28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64">
      <style:table-cell-properties fo:background-color="#000000" style:text-align-source="fix" style:repeat-content="false" style:vertical-align="top"/>
      <style:paragraph-properties fo:text-align="start" fo:margin-left="0in"/>
    </style:style>
    <style:style style:name="ce41" style:family="table-cell" style:parent-style-name="Default" style:data-style-name="N64">
      <style:table-cell-properties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 style:data-style-name="N3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3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17" style:family="table-cell" style:parent-style-name="Default" style:data-style-name="N3"/>
    <style:style style:name="ce22" style:family="table-cell" style:parent-style-name="Default" style:data-style-name="N64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ae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8"/>
          <table:table-cell table:style-name="ce2"/>
          <table:table-cell table:style-name="ce3" office:value-type="string" calcext:value-type="string" table:number-columns-spanned="8" table:number-rows-spanned="1">
            <text:p>Board (number of boards)</text:p>
          </table:table-cell>
          <table:covered-table-cell table:style-name="ce3"/>
          <table:covered-table-cell table:number-columns-repeated="6" table:style-name="ce18"/>
          <table:table-cell table:number-columns-repeated="16374"/>
        </table:table-row>
        <table:table-row table:style-name="ro1">
          <table:table-cell table:style-name="ce18"/>
          <table:table-cell table:style-name="ce2"/>
          <table:table-cell table:style-name="ce18" office:value-type="string" calcext:value-type="string" table:number-columns-spanned="8" table:number-rows-spanned="1">
            <text:p>Fuzzer execution command</text:p>
          </table:table-cell>
          <table:covered-table-cell table:number-columns-repeated="7" table:style-name="ce18"/>
          <table:table-cell table:number-columns-repeated="16374"/>
        </table:table-row>
        <table:table-row table:style-name="ro2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 table:style-name="ce3" office:value-type="string" calcext:value-type="string">
            <text:p>Fuzzer Name</text:p>
          </table:table-cell>
          <table:table-cell table:style-name="ce2"/>
          <table:table-cell table:style-name="ce3" office:value-type="string" calcext:value-type="string">
            <text:p>Failed TC</text:p>
          </table:table-cell>
          <table:table-cell table:style-name="ce3" office:value-type="string" calcext:value-type="string">
            <text:p>Total TC</text:p>
          </table:table-cell>
          <table:table-cell table:style-name="ce6" office:value-type="string" calcext:value-type="string">
            <text:p>hh:mm:ss</text:p>
          </table:table-cell>
          <table:table-cell table:style-name="ce3" office:value-type="string" calcext:value-type="string">
            <text:p>Default Fuzzer</text:p>
          </table:table-cell>
          <table:table-cell table:style-name="ce3" office:value-type="string" calcext:value-type="string">
            <text:p>Fuzzer Type</text:p>
          </table:table-cell>
          <table:table-cell table:style-name="ce3" office:value-type="string" calcext:value-type="string">
            <text:p>Default Value</text:p>
          </table:table-cell>
          <table:table-cell table:style-name="ce3" office:value-type="string" calcext:value-type="string">
            <text:p>Fuzzer Notes</text:p>
          </table:table-cell>
          <table:table-cell table:style-name="ce3" office:value-type="string" calcext:value-type="string">
            <text:p>Additional Findings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2">
          <table:table-cell table:style-name="ce18" office:value-type="string" calcext:value-type="string">
            <text:p>Names of the fuzzers related to register x</text:p>
          </table:table-cell>
          <table:table-cell table:style-name="ce2" office:value-type="string" calcext:value-type="string">
            <text:p><text:s/></text:p>
          </table:table-cell>
          <table:table-cell table:style-name="ce18" office:value-type="string" calcext:value-type="string">
            <text:p>Number of crashed test cases</text:p>
          </table:table-cell>
          <table:table-cell table:style-name="ce25" office:value-type="string" calcext:value-type="string">
            <text:p>Total number of test cases</text:p>
          </table:table-cell>
          <table:table-cell table:style-name="ce29" office:value-type="string" calcext:value-type="string">
            <text:p>Runtime of the fuzzer</text:p>
          </table:table-cell>
          <table:table-cell table:style-name="ce18" office:value-type="string" calcext:value-type="string">
            <text:p>Does this fuzzer use the default intra-register fuzzer (cf. Section 5.3 in paper)</text:p>
          </table:table-cell>
          <table:table-cell table:style-name="ce18" office:value-type="string" calcext:value-type="string">
            <text:p>structure, intra, or inter (cf. Section 4 in paper)</text:p>
          </table:table-cell>
          <table:table-cell table:style-name="ce18" office:value-type="string" calcext:value-type="string">
            <text:p>Default value of the investigated register</text:p>
          </table:table-cell>
          <table:table-cell table:style-name="ce18" office:value-type="string" calcext:value-type="string">
            <text:p>Findings directly derived from the results</text:p>
          </table:table-cell>
          <table:table-cell table:style-name="ce18" office:value-type="string" calcext:value-type="string">
            <text:p>Additional findings related to this fuzzer/register that are not directly derived from the result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...</text:p>
          </table:table-cell>
          <table:table-cell table:style-name="ce2" office:value-type="string" calcext:value-type="string">
            <text:p><text:s/></text:p>
          </table:table-cell>
          <table:table-cell table:number-columns-repeated="6" office:value-type="string" calcext:value-type="string">
            <text:p>...</text:p>
          </table:table-cell>
          <table:table-cell/>
          <table:table-cell office:value-type="string" calcext:value-type="string">
            <text:p>...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 office:value-type="string" calcext:value-type="string">
            <text:p>Names of the fuzzers related to register y</text:p>
          </table:table-cell>
          <table:table-cell table:style-name="ce2" office:value-type="string" calcext:value-type="string">
            <text:p><text:s/></text:p>
          </table:table-cell>
          <table:table-cell table:number-columns-repeated="8" office:value-type="string" calcext:value-type="string">
            <text:p>...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...</text:p>
          </table:table-cell>
          <table:table-cell table:style-name="ce2" office:value-type="string" calcext:value-type="string">
            <text:p><text:s/></text:p>
          </table:table-cell>
          <table:table-cell table:number-columns-repeated="8" office:value-type="string" calcext:value-type="string">
            <text:p>...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office:value-type="string" calcext:value-type="string">
            <text:p>Sum of all crashed test cases</text:p>
          </table:table-cell>
          <table:table-cell office:value-type="string" calcext:value-type="string">
            <text:p>Sum of all test cases</text:p>
          </table:table-cell>
          <table:table-cell office:value-type="string" calcext:value-type="string">
            <text:p>Total runtim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Yellow highlights diffs between 7-series and US(+)</text:p>
          </table:table-cell>
          <table:table-cell table:number-columns-repeated="16383"/>
        </table:table-row>
        <table:table-row table:style-name="ro1" table:number-rows-repeated="87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sys3" table:style-name="ta1">
        <table:table-column table:style-name="co11" table:default-cell-style-name="ce18"/>
        <table:table-column table:style-name="co2" table:default-cell-style-name="ce2"/>
        <table:table-column table:style-name="co12" table:default-cell-style-name="ce18"/>
        <table:table-column table:style-name="co13" table:default-cell-style-name="ce18"/>
        <table:table-column table:style-name="co14" table:default-cell-style-name="ce29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0" table:number-columns-repeated="16374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Basys3 (15 boards)</text:p>
          </table:table-cell>
          <table:covered-table-cell table:style-name="ce3"/>
          <table:covered-table-cell table:style-name="ce18"/>
          <table:covered-table-cell table:number-columns-repeated="5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 table:number-columns-spanned="8" table:number-rows-spanned="1">
            <text:p>(time python cluster_fuzzer.py FUZZER_NAME) &gt; results/basys3/FUZZER_NAME.log 2&gt;&amp;1</text:p>
          </table:table-cell>
          <table:covered-table-cell/>
          <table:covered-table-cell table:style-name="ce18"/>
          <table:covered-table-cell table:number-columns-repeated="5"/>
          <table:table-cell table:number-columns-repeated="16374"/>
        </table:table-row>
        <table:table-row table:style-name="ro2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 table:style-name="ce3" office:value-type="string" calcext:value-type="string">
            <text:p>Fuzzer Name</text:p>
          </table:table-cell>
          <table:table-cell/>
          <table:table-cell table:style-name="ce3" office:value-type="string" calcext:value-type="string">
            <text:p>Failed TC</text:p>
          </table:table-cell>
          <table:table-cell table:style-name="ce3" office:value-type="string" calcext:value-type="string">
            <text:p>Total TC</text:p>
          </table:table-cell>
          <table:table-cell table:style-name="ce28" office:value-type="string" calcext:value-type="string">
            <text:p>hh:mm:ss</text:p>
          </table:table-cell>
          <table:table-cell table:style-name="ce3" office:value-type="string" calcext:value-type="string">
            <text:p>Default Fuzzer</text:p>
          </table:table-cell>
          <table:table-cell table:style-name="ce3" office:value-type="string" calcext:value-type="string">
            <text:p>Fuzzer Type</text:p>
          </table:table-cell>
          <table:table-cell table:style-name="ce3" office:value-type="string" calcext:value-type="string">
            <text:p>Default Value</text:p>
          </table:table-cell>
          <table:table-cell table:style-name="ce3" office:value-type="string" calcext:value-type="string">
            <text:p>Fuzzer Notes</text:p>
          </table:table-cell>
          <table:table-cell table:style-name="ce3" office:value-type="string" calcext:value-type="string">
            <text:p>Additional Findings</text:p>
          </table:table-cell>
          <table:table-cell table:number-columns-repeated="16374"/>
        </table:table-row>
        <table:table-row table:style-name="ro2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2">
          <table:table-cell office:value-type="string" calcext:value-type="string">
            <text:p>header_type_opcode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test case 26 the fuzzed value is equal to a valid write to the WBSTAR register, therefore the WBSTAR register is overwritten with a NOP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In test case 27 the fuzzed value is equal to a valid read from the WBSTAR register, therefore the fuzz_response contains the value read from WBSTAR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Header type 010 does never lead to BIT29_BAD_PACKET_ERROR in the status register being set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Header type 001 only leads to BIT29_BAD_PACKET_ERROR in the status register being set if the opcode is 1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Otherwise BIT29_BAD_PACKET_ERROR is always se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register_addres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048" calcext:value-type="float">
            <text:p>2.048</text:p>
          </table:table-cell>
          <table:table-cell office:value-type="time" office:time-value="PT00H00M05S" calcext:value-type="time">
            <text:p>00:00: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reserved bits around the register address bits seem to have no functionality and are always ignored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 office:value-type="string" calcext:value-type="string">
            <text:p>far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FDRO read works with set reserved bits -&gt; reserved bits seem to be ignore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r_register_block_type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Fuzzer writes and reads from the frame address row 0, col 0, minor 0 while fuzzing the block typ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The unknown register 21 always contains the written frame addres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writing with block type 011 the FAR register contains row 1, col 0, minor 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writing with block type 010 the FAR register contains row 0, col 5, minor 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writing with all other block types the FAR register contains row 0, col 0, minor 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setting the block type to 111 or 110 the fuzz_response contains only 1‘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<text:span text:style-name="T1">After s</text:span>etting the block type to 101 or 100 the fuzz_response returns seemingly random data (see master thesis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<text:span text:style-name="T1">After s</text:span>etting the block type to 011 the fuzz_response contains the written data (except ECC bits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<text:span text:style-name="T1">After s</text:span>etting the block type to 010 the fuzz_response retunrs only zero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setting the block type to 001 the fuzz_response contains parts of the written data (see db file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setting the block type to 000 the fuzz_response contains the written data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 office:value-type="string" calcext:value-type="string">
            <text:p>cmd_register_codes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hidden commands found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The found crashes are expected based on the executed command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d_register_irrelevant_bi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270335" calcext:value-type="float">
            <text:p>270.335</text:p>
          </table:table-cell>
          <table:table-cell office:value-type="time" office:time-value="PT00H08M24S" calcext:value-type="time">
            <text:p>00:08: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Commands are really only five bits long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tl0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048576" calcext:value-type="float">
            <text:p>1.048.576</text:p>
          </table:table-cell>
          <table:table-cell office:value-type="time" office:time-value="PT00H42M10S" calcext:value-type="time">
            <text:p>00:42: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1 01</text:p>
          </table:table-cell>
          <table:table-cell table:style-name="ce24" office:value-type="string" calcext:value-type="string">
            <text:p>Readback of the written value is possible</text:p>
          </table:table-cell>
          <table:table-cell office:value-type="string" calcext:value-type="string">
            <text:p>The DEC bit can not be set to zero after encryption is activated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office:value-type="string" calcext:value-type="string">
            <text:p>ctl0_register_reserved_bits_11_14_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62144" calcext:value-type="float">
            <text:p>262.144</text:p>
          </table:table-cell>
          <table:table-cell office:value-type="time" office:time-value="PT00H08M10S" calcext:value-type="time">
            <text:p>00:08: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Bits 11, 14, and 29 cant not be set to zero after they have been set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The status register is always zero if bit 14 is set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or0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3F EC</text:p>
          </table:table-cell>
          <table:table-cell office:value-type="string" calcext:value-type="string">
            <text:p>Readback of the written value is possible, except the first four bits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cor0_register_reserved_first_four_bit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e first four bits can never be read back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fwr_regist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18M10S" calcext:value-type="time">
            <text:p>00:18: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idcode_register_irrelevant_bi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65535" calcext:value-type="float">
            <text:p>65.535</text:p>
          </table:table-cell>
          <table:table-cell office:value-type="time" office:time-value="PT00H02M17S" calcext:value-type="time">
            <text:p>00:02: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3 62 D0 93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Readback always returns the devices IDCODE (as expecte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dcode_register_relevant_bi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65536" calcext:value-type="float">
            <text:p>65.536</text:p>
          </table:table-cell>
          <table:table-cell office:value-type="time" office:time-value="PT00H02M19S" calcext:value-type="time">
            <text:p>00:02: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e four msbs and twelve lsbs are irrelevant and can be set arbitrarily when writing to the fabric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The found crash is expected because this test case contains the correct IDCODE for the device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or1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097152" calcext:value-type="float">
            <text:p>2.097.152</text:p>
          </table:table-cell>
          <table:table-cell office:value-type="time" office:time-value="PT01H24M28S" calcext:value-type="time">
            <text:p>01:24: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Setting bits 10 and/or 11 influence the unknown register 27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cor1_register_reserved_bits_10_11_set_to_1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28" calcext:value-type="float">
            <text:p>128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In this case the unknown register always contains 00 00 00 00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cor1_register_reserved_bits_10_11_set_to_10</text:p>
          </table:table-cell>
          <table:table-cell office:value-type="string" calcext:value-type="string">
            <text:p><text:s/></text:p>
          </table:table-cell>
          <table:table-cell office:value-type="float" office:value="128" calcext:value-type="float">
            <text:p>128</text:p>
          </table:table-cell>
          <table:table-cell table:style-name="ce26" office:value-type="float" office:value="128" calcext:value-type="float">
            <text:p>128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is value differs from board to board but is identical for every test case (00 00 00 25 on my local board)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cor1_register_reserved_bits_10_11_set_to_01</text:p>
          </table:table-cell>
          <table:table-cell office:value-type="string" calcext:value-type="string">
            <text:p><text:s/></text:p>
          </table:table-cell>
          <table:table-cell office:value-type="float" office:value="128" calcext:value-type="float">
            <text:p>128</text:p>
          </table:table-cell>
          <table:table-cell table:style-name="ce26" office:value-type="float" office:value="128" calcext:value-type="float">
            <text:p>128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<text:span text:style-name="T1">This value differs from board to board but is identical for every test case</text:span> (F3 B1 11 A0 on my local board)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cor1_register_reserved_bits_10_11_set_to_0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28" calcext:value-type="float">
            <text:p>128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In this case the unknown register always contains 82 80 00 1B (which is the default value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1M03S" calcext:value-type="time">
            <text:p>00:21: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0M59S" calcext:value-type="time">
            <text:p>00:20: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1M12S" calcext:value-type="time">
            <text:p>00:21: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Readback of the written value is possible</text:p>
          </table:table-cell>
          <table:table-cell office:value-type="string" calcext:value-type="string">
            <text:p>RBCRC_SW register, was added later to dokumentation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19M13S" calcext:value-type="time">
            <text:p>00:19: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19M21S" calcext:value-type="time">
            <text:p>00:19: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table:style-name="ce24" office:value-type="string" calcext:value-type="string">
            <text:p>01 8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3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47470" calcext:value-type="float">
            <text:p>147.470</text:p>
          </table:table-cell>
          <table:table-cell office:value-type="time" office:time-value="PT00H04M47S" calcext:value-type="time">
            <text:p>00:04: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Bits 5, 19, 20, 23, and 24 influence other registers or crash the device and need to be further analyze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Some of these results seem to vary from board to board (not tested on KCU116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setting bit 24 every register is always zero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Setting bit 23 can completely crash the device into an unresponsive state and is therefore not fuzzed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tl1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16M18S" calcext:value-type="time">
            <text:p>00:16: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1 E3 D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3" office:value-type="string" calcext:value-type="string">
            <text:p>unknown_register_2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78527" calcext:value-type="float">
            <text:p>278.527</text:p>
          </table:table-cell>
          <table:table-cell office:value-type="time" office:time-value="PT00H10M50S" calcext:value-type="time">
            <text:p>00:10: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9 2D D2 95</text:p>
          </table:table-cell>
          <table:table-cell office:value-type="string" calcext:value-type="string">
            <text:p>Readback of the written value is possible, except the first four bit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The output of the FDRO register varies depending on the written value and needs to be further analyzed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unknown_register_25_first_four_bit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17M26S" calcext:value-type="time">
            <text:p>00:17: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e first four bits can never be read back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6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70335" calcext:value-type="float">
            <text:p>270.335</text:p>
          </table:table-cell>
          <table:table-cell office:value-type="time" office:time-value="PT00H08M24S" calcext:value-type="time">
            <text:p>00:08: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Readback of the written value is possible, except the first five bits</text:p>
          </table:table-cell>
          <table:table-cell table:style-name="ce21" office:value-type="string" calcext:value-type="string">
            <text:p>For encrypted bitstreams the length of the encrypted data in words is written to this register (see master thesi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1" office:value-type="string" calcext:value-type="string">
            <text:p>unknown_register_26_first_five_bit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16M19S" calcext:value-type="time">
            <text:p>00:16: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e first five bits can never be read back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7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1M10S" calcext:value-type="time">
            <text:p>00:21: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table:style-name="ce23" office:value-type="string" calcext:value-type="string">
            <text:p>82 80 00 1B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3"/>
          <table:table-cell table:style-name="ce21" office:value-type="string" calcext:value-type="string">
            <text:p>This register is influenced by bits 10 and 11 of the COR1 regsiter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8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1M01S" calcext:value-type="time">
            <text:p>00:21: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0M53S" calcext:value-type="time">
            <text:p>00:20: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C0</text:p>
          </table:table-cell>
          <table:table-cell office:value-type="string" calcext:value-type="string">
            <text:p>No readback of the written value</text:p>
          </table:table-cell>
          <table:table-cell office:value-type="string" calcext:value-type="string">
            <text:p>FUSE_CNTL register, Value matches FUSE_CNTL register from the Vivado hardware manager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3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0H21M04S" calcext:value-type="time">
            <text:p>00:21: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bspi_register_reserved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B</text:p>
          </table:table-cell>
          <table:table-cell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4" office:value-type="string" calcext:value-type="string">
            <text:p>starbleed</text:p>
          </table:table-cell>
          <table:table-cell office:value-type="string" calcext:value-type="string">
            <text:p><text:s/></text:p>
          </table:table-cell>
          <table:table-cell table:style-name="ce24" office:value-type="float" office:value="1156" calcext:value-type="float">
            <text:p>1156</text:p>
          </table:table-cell>
          <table:table-cell table:style-name="ce26" office:value-type="float" office:value="43189976" calcext:value-type="float">
            <text:p>43.189.976</text:p>
          </table:table-cell>
          <table:table-cell table:style-name="ce32" office:value-type="time" office:time-value="PT46H22M23S" calcext:value-type="time">
            <text:p>46:22: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e .db files and paper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8"/>
          <table:table-cell table:number-columns-repeated="1637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8"/>
          <table:table-cell table:number-columns-repeated="1637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style-name="ce25" table:formula="of:=SUM([.C6:.C101])" office:value-type="float" office:value="1444" calcext:value-type="float">
            <text:p>1.444</text:p>
          </table:table-cell>
          <table:table-cell table:style-name="ce25" table:formula="of:=SUM([.D6:.D101])" office:value-type="float" office:value="54514111" calcext:value-type="float">
            <text:p>54.514.111</text:p>
          </table:table-cell>
          <table:table-cell table:style-name="ce41" table:formula="of:=SUM([.E6:.E101])" office:value-type="time" office:time-value="PT53H28M37S" calcext:value-type="time">
            <text:p>53:28:37</text:p>
          </table:table-cell>
          <table:table-cell table:style-name="Default" table:number-columns-repeated="5"/>
          <table:table-cell table:number-columns-repeated="16374"/>
        </table:table-row>
      </table:table>
      <table:table table:name="kcu116" table:style-name="ta1">
        <table:table-column table:style-name="co20" table:default-cell-style-name="ce18"/>
        <table:table-column table:style-name="co2" table:default-cell-style-name="ce2"/>
        <table:table-column table:style-name="co12" table:default-cell-style-name="ce18"/>
        <table:table-column table:style-name="co13" table:default-cell-style-name="ce18"/>
        <table:table-column table:style-name="co12" table:default-cell-style-name="ce29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21" table:default-cell-style-name="ce18"/>
        <table:table-column table:style-name="co10" table:number-columns-repeated="16374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KCU116 (1 board)</text:p>
          </table:table-cell>
          <table:covered-table-cell table:style-name="ce3"/>
          <table:covered-table-cell table:style-name="ce18"/>
          <table:covered-table-cell table:number-columns-repeated="5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 table:number-columns-spanned="8" table:number-rows-spanned="1">
            <text:p><text:span text:style-name="T1">(time python main_fuzzer.py -b kcu116 -fn FUZZER_NAME -q) &gt; results/kcu116/FUZZER_NAME</text:span>.log 2&gt;&amp;1</text:p>
          </table:table-cell>
          <table:covered-table-cell/>
          <table:covered-table-cell table:style-name="ce18"/>
          <table:covered-table-cell table:number-columns-repeated="5"/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3" office:value-type="string" calcext:value-type="string">
            <text:p>Fuzzer Name</text:p>
          </table:table-cell>
          <table:table-cell/>
          <table:table-cell table:style-name="ce3" office:value-type="string" calcext:value-type="string">
            <text:p>Failed TC</text:p>
          </table:table-cell>
          <table:table-cell table:style-name="ce3" office:value-type="string" calcext:value-type="string">
            <text:p>Total TC</text:p>
          </table:table-cell>
          <table:table-cell table:style-name="ce28" office:value-type="string" calcext:value-type="string">
            <text:p>hh:mm:ss</text:p>
          </table:table-cell>
          <table:table-cell table:style-name="ce3" office:value-type="string" calcext:value-type="string">
            <text:p>Default Fuzzer</text:p>
          </table:table-cell>
          <table:table-cell table:style-name="ce3" office:value-type="string" calcext:value-type="string">
            <text:p>Fuzzer Type</text:p>
          </table:table-cell>
          <table:table-cell table:style-name="ce3" office:value-type="string" calcext:value-type="string">
            <text:p>Default Value</text:p>
          </table:table-cell>
          <table:table-cell table:style-name="ce3" office:value-type="string" calcext:value-type="string">
            <text:p>Fuzzer Notes</text:p>
          </table:table-cell>
          <table:table-cell table:style-name="ce3" office:value-type="string" calcext:value-type="string">
            <text:p>Additional Findings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header_type_opcode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test case 26 the fuzzed value is equal to a valid write to the WBSTAR register, therefore the WBSTAR register is overwritten with a NOP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In test case 27 the fuzzed value is equal to a valid read from the WBSTAR register, therefore the fuzz_response contains the value read from WBSTAR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Header type 010 does always lead to a crash of the device (all registers are zero) -&gt; no type 1 packet was written befor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Header type 001 with opcode 11 also leads to a crash of the device (all registers are zero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Compared to the Basys3 board the BIT29_BAD_PACKET_ERROR is never set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register_addres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048" calcext:value-type="float">
            <text:p>2.048</text:p>
          </table:table-cell>
          <table:table-cell office:value-type="time" office:time-value="PT00H00M50S" calcext:value-type="time">
            <text:p>00:00: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reserved bits around the register address bits seem to have no functionality and are always ignored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far_register_reserved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04 00 00 00</text:p>
          </table:table-cell>
          <table:table-cell office:value-type="string" calcext:value-type="string">
            <text:p>FDRO read works with set reserved bits -&gt; reserved bits seem to be ignore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r_register_block_type</text:p>
          </table:table-cell>
          <table:table-cell/>
          <table:table-cell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Fuzzer writes and reads from the frame address row 0, col 0, minor 0 while fuzzing the block typ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After writing with block type 100 the FAR register contains row 2, col 0, minor 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After writing with block type 011 the FAR register contains row 0, col 5, minor 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After writing with all other block types the FAR register contains row 0, col 0, minor 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After setting the block type to 111, 110 or 101 the fuzz_response contains only zero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<text:span text:style-name="T1">After s</text:span>etting the block type to 100 the fuzz_response contains one frame of written data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<text:span text:style-name="T1">After s</text:span>etting the block type to 011 the fuzz_response contains the written data (except ECC bits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<text:span text:style-name="T1">After s</text:span>etting the block type to 010 the fuzz_response retunrs only 1‘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After setting the block type to 001 the fuzz_response contains parts of the written data and seemingly random data (see db file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setting the block type to 000 the fuzz_response contains the written data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md_register_code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table:style-name="ce24" office:value-type="string" calcext:value-type="string">
            <text:p>No hidden commands found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4" office:value-type="string" calcext:value-type="string">
            <text:p>The found crashes are expected based on the executed command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d_register_irrelevant_bi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270335" calcext:value-type="float">
            <text:p>270.335</text:p>
          </table:table-cell>
          <table:table-cell office:value-type="time" office:time-value="PT01H50M40S" calcext:value-type="time">
            <text:p>01:50: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Commands are really only five bits long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tl0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768" calcext:value-type="float">
            <text:p>32.768</text:p>
          </table:table-cell>
          <table:table-cell office:value-type="time" office:time-value="PT00H13M14S" calcext:value-type="time">
            <text:p>00:13: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1 01</text:p>
          </table:table-cell>
          <table:table-cell table:style-name="ce24" office:value-type="string" calcext:value-type="string">
            <text:p>Readback of the written value is possible</text:p>
          </table:table-cell>
          <table:table-cell office:value-type="string" calcext:value-type="string">
            <text:p>The DEC bit can not be set to zero after encryption is activated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1" office:value-type="string" calcext:value-type="string">
            <text:p>Bits 15 to 18 changes the behavior of the target device (only manually teste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tl0_register_reserved_bits_11_14_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192" calcext:value-type="float">
            <text:p>8.192</text:p>
          </table:table-cell>
          <table:table-cell office:value-type="time" office:time-value="PT00H03M21S" calcext:value-type="time">
            <text:p>00:03: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Bits 11, 14, and 29 cant not be set to zero after they have been set</text:p>
          </table:table-cell>
          <table:table-cell table:style-name="ce2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The status register is always zero if bit 14 is set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21" office:value-type="string" calcext:value-type="string">
            <text:p>ctl0_register_reserved_bits_1_7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8192" calcext:value-type="float">
            <text:p>8.192</text:p>
          </table:table-cell>
          <table:table-cell office:value-type="time" office:time-value="PT00H03M21S" calcext:value-type="time">
            <text:p>00:03: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table:style-name="ce24" office:value-type="string" calcext:value-type="string">
            <text:p>Setting Bit 1 leads to BIT14_DONE_PIN set to 1 and BIT08_MODE_PIN_M[2:0] set to 111 in the status register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table:style-name="ce24" office:value-type="string" calcext:value-type="string">
            <text:p>Bit 7 is always zero or can not be read back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or0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office:value-type="time" office:time-value="PT00H00M06S" calcext:value-type="time">
            <text:p>00:00: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38 00 3F EC</text:p>
          </table:table-cell>
          <table:table-cell office:value-type="string" calcext:value-type="string">
            <text:p>Readback of the written value is possible, except the first bit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1" office:value-type="string" calcext:value-type="string">
            <text:p>cor0_register_reserved_first_b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12" calcext:value-type="float">
            <text:p>512</text:p>
          </table:table-cell>
          <table:table-cell office:value-type="time" office:time-value="PT00H00M12S" calcext:value-type="time">
            <text:p>00:00: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e first bit can never be read back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fwr_regist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4M25S" calcext:value-type="time">
            <text:p>03:34: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idcode_register_irrelevant_bi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65535" calcext:value-type="float">
            <text:p>65.535</text:p>
          </table:table-cell>
          <table:table-cell office:value-type="time" office:time-value="PT00H29M10S" calcext:value-type="time">
            <text:p>00:29: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04 A6 20 93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4"/>
          <table:table-cell office:value-type="string" calcext:value-type="string">
            <text:p>Readback always returns the devices IDCODE (as expecte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dcode_register_relevant_bi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65536" calcext:value-type="float">
            <text:p>65.536</text:p>
          </table:table-cell>
          <table:table-cell office:value-type="time" office:time-value="PT00H29M43S" calcext:value-type="time">
            <text:p>00:29: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table:style-name="ce24" office:value-type="string" calcext:value-type="string">
            <text:p>The four msbs and twelve lsbs are irrelevant and can be set arbitrarily when writing to the fabric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4" office:value-type="string" calcext:value-type="string">
            <text:p>The found crash is expected because this test case contains the correct IDCODE for the devic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1" office:value-type="string" calcext:value-type="string">
            <text:p>After every test case the CMD register still contains the WCFG cod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or1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639" calcext:value-type="float">
            <text:p>16.639</text:p>
          </table:table-cell>
          <table:table-cell office:value-type="time" office:time-value="PT00H06M41S" calcext:value-type="time">
            <text:p>00:06: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1" office:value-type="string" calcext:value-type="string">
            <text:p>cor1_register_reserved_bit_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16639" calcext:value-type="float">
            <text:p>16.639</text:p>
          </table:table-cell>
          <table:table-cell office:value-type="time" office:time-value="PT00H06M53S" calcext:value-type="time">
            <text:p>00:06: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When setting bit 4 the unknown register 25 always contains 00 13 07 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2">
          <table:table-cell office:value-type="string" calcext:value-type="string">
            <text:p>unknown_register_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3M39S" calcext:value-type="time">
            <text:p>03:33: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3M35S" calcext:value-type="time">
            <text:p>03:33: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3M48S" calcext:value-type="time">
            <text:p>03:33: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table:style-name="ce21" office:value-type="string" calcext:value-type="string">
            <text:p>No readback of the written value</text:p>
          </table:table-cell>
          <table:table-cell table:style-name="ce21" office:value-type="string" calcext:value-type="string">
            <text:p>RBCRC_SW register for Basys3 board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38"/>
          <table:table-cell table:number-columns-repeated="4"/>
          <table:table-cell table:style-name="ce21" office:value-type="string" calcext:value-type="string">
            <text:p>FAR register always contains 04 04 00 00 (undocumented block type 100, row 1)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2M51S" calcext:value-type="time">
            <text:p>03:32: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table:style-name="ce21"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5M02S" calcext:value-type="time">
            <text:p>03:35: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03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3</text:p>
          </table:table-cell>
          <table:table-cell office:value-type="string" calcext:value-type="string">
            <text:p><text:s/></text:p>
          </table:table-cell>
          <table:table-cell table:style-name="ce21" office:value-type="float" office:value="84" calcext:value-type="float">
            <text:p>84</text:p>
          </table:table-cell>
          <table:table-cell table:style-name="ce14" office:value-type="float" office:value="9309" calcext:value-type="float">
            <text:p>9.309</text:p>
          </table:table-cell>
          <table:table-cell office:value-type="time" office:time-value="PT00H03M46S" calcext:value-type="time">
            <text:p>00:03: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21" office:value-type="string" calcext:value-type="string">
            <text:p>Bits 5 to 10, 16, 17, 20, 23, and 24 influence other registers or crash the device and need to be further analyze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After setting bit 24 every register is always zero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ctl1_register_reserved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1M13S" calcext:value-type="time">
            <text:p>03:31: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21" office:value-type="string" calcext:value-type="string">
            <text:p>BIT23_CAPTURE is documented for US(+) devices but it is included in the fuzzing process so that we can use the default register fuzzer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3" office:value-type="string" calcext:value-type="string">
            <text:p>unknown_register_2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78527" calcext:value-type="float">
            <text:p>278.527</text:p>
          </table:table-cell>
          <table:table-cell office:value-type="time" office:time-value="PT01H49M56S" calcext:value-type="time">
            <text:p>01:49: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08 8D 55 1C</text:p>
          </table:table-cell>
          <table:table-cell office:value-type="string" calcext:value-type="string">
            <text:p>Readback of the written value is possible, except the first four bits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3"/>
          <table:table-cell office:value-type="string" calcext:value-type="string">
            <text:p>The output of the FDRO register varies depending on the written value and needs to be further analyzed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unknown_register_25_first_four_bit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27M57S" calcext:value-type="time">
            <text:p>03:27: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The first four bits can never be read back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6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5M49S" calcext:value-type="time">
            <text:p>03:35:49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table:style-name="ce21" office:value-type="string" calcext:value-type="string">
            <text:p>No readback of the written value</text:p>
          </table:table-cell>
          <table:table-cell table:style-name="ce39" office:value-type="string" calcext:value-type="string">
            <text:p>"RSA Data in Register" according to Figure 3, p. 10 in XAPP1098 (<text:a xlink:href="https://docs.xilinx.com/v/u/en-US/xapp1098-tamper-resist-designs" xlink:type="simple">https://docs.xilinx.com/v/u/en-US/xapp1098-tamper-resist-designs</text:a>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After writing to this register BIT15_IDCODE_ERROR in the status register and ID_ERROR_0 and VALID_0 bits in the BOOTSTS register are set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18"/>
          <table:table-cell table:number-columns-repeated="16379"/>
        </table:table-row>
        <table:table-row table:style-name="ro1">
          <table:table-cell table:style-name="ce21" office:value-type="string" calcext:value-type="string">
            <text:p>unknown_register_26_with_idcode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4M31S" calcext:value-type="time">
            <text:p>03:34: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Writing the correct IDCODE to the IDCODE register before writing to the unknown register 26 prevents the IDCODE errors mentioned above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7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0M22S" calcext:value-type="time">
            <text:p>03:30: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table:style-name="ce39" office:value-type="string" calcext:value-type="string">
            <text:p>03 A0 00 00</text:p>
          </table:table-cell>
          <table:table-cell office:value-type="string" calcext:value-type="string">
            <text:p>No readback of the written value</text:p>
          </table:table-cell>
          <table:table-cell table:number-columns-repeated="16375"/>
        </table:table-row>
        <table:table-row table:style-name="ro2">
          <table:table-cell table:number-columns-repeated="7"/>
          <table:table-cell table:style-name="ce40"/>
          <table:table-cell table:style-name="ce24"/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8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30M11S" calcext:value-type="time">
            <text:p>03:30: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style-name="ce21" office:value-type="string" calcext:value-type="string">
            <text:p>"AES key register" according to A Cautionary Note on Protecting Xilinx’ UltraScale(+) Bitstream Encryption and Authentication Engine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29M54S" calcext:value-type="time">
            <text:p>03:29: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table:style-name="ce21" office:value-type="string" calcext:value-type="string">
            <text:p>00 14 44 00</text:p>
          </table:table-cell>
          <table:table-cell office:value-type="string" calcext:value-type="string">
            <text:p>No readback of the written value</text:p>
          </table:table-cell>
          <table:table-cell office:value-type="string" calcext:value-type="string">
            <text:p>FUSE_CNTL register, Value matches FUSE_CNTL register from the Vivado hardware manager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unknown_register_3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524287" calcext:value-type="float">
            <text:p>524.287</text:p>
          </table:table-cell>
          <table:table-cell office:value-type="time" office:time-value="PT03H29M38S" calcext:value-type="time">
            <text:p>03:29: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0</text:p>
          </table:table-cell>
          <table:table-cell office:value-type="string" calcext:value-type="string">
            <text:p>No readback of the written value</text:p>
          </table:table-cell>
          <table:table-cell table:style-name="ce21" office:value-type="string" calcext:value-type="string">
            <text:p>Programming an FPGA with multiple super logic regions (SLRs) is done using nested bitstreams, the nested bitstreams for the next SLR(s) are written to this register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bspi_register_reserved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office:value-type="time" office:time-value="PT00H00M01S" calcext:value-type="time">
            <text:p>00:00: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0 00 00 0B</text:p>
          </table:table-cell>
          <table:table-cell table:style-name="ce24" office:value-type="string" calcext:value-type="string">
            <text:p>Readback of the written value is possible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18"/>
          <table:table-cell table:number-columns-repeated="3"/>
          <table:table-cell table:style-name="ce21" office:value-type="string" calcext:value-type="string">
            <text:p>Bit 10 (SPI_32BIT_ADDR) is not reseved anymore and excluded from the fuzzer</text:p>
          </table:table-cell>
          <table:table-cell table:number-columns-repeated="16375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4" office:value-type="string" calcext:value-type="string">
            <text:p>starbleed</text:p>
          </table:table-cell>
          <table:table-cell office:value-type="string" calcext:value-type="string">
            <text:p><text:s/></text:p>
          </table:table-cell>
          <table:table-cell table:style-name="ce21" office:value-type="float" office:value="128" calcext:value-type="float">
            <text:p>128</text:p>
          </table:table-cell>
          <table:table-cell table:style-name="ce14" office:value-type="float" office:value="20119674" calcext:value-type="float">
            <text:p>20.119.674</text:p>
          </table:table-cell>
          <table:table-cell table:style-name="ce22" office:value-type="time" office:time-value="PT191H25M14S" calcext:value-type="time">
            <text:p>191:25: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e .db files and paper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style-name="Default"/>
          <table:table-cell table:style-name="ce17"/>
          <table:table-cell table:style-name="Default" table:number-columns-repeated="4"/>
          <table:table-cell table:style-name="ce16" office:value-type="string" calcext:value-type="string">
            <text:p>Executed on XEM8320 instead of KCU116, Fuzzer was split into parts so some bitstream words were fuzzed separately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21" office:value-type="string" calcext:value-type="string">
            <text:p>plaintext_rsa_bitstream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32768" calcext:value-type="float">
            <text:p>32.768</text:p>
          </table:table-cell>
          <table:table-cell office:value-type="time" office:time-value="PT17H00M51S" calcext:value-type="time">
            <text:p>17:00: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two crashes are the JustSTART attack, see paper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21" office:value-type="string" calcext:value-type="string">
            <text:p>encrypted_rsa_bitstre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32768" calcext:value-type="float">
            <text:p>32.768</text:p>
          </table:table-cell>
          <table:table-cell office:value-type="time" office:time-value="PT17H00M57S" calcext:value-type="time">
            <text:p>17:00: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JustSTART vulnerability, see paper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21" office:value-type="string" calcext:value-type="string">
            <text:p>encrypted_readbou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4238080" calcext:value-type="float">
            <text:p>4.238.080</text:p>
          </table:table-cell>
          <table:table-cell table:style-name="ce41" office:value-type="time" office:time-value="PT27H14M58S" calcext:value-type="time">
            <text:p>27:14: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fuzzer did not detect any FDRO output or encrypted content in any register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<text:s/>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25" table:formula="of:=SUM([.C6:.C102])" office:value-type="float" office:value="233" calcext:value-type="float">
            <text:p>233</text:p>
          </table:table-cell>
          <table:table-cell table:style-name="ce25" table:formula="of:=SUM([.D6:.D102])" office:value-type="float" office:value="28299852" calcext:value-type="float">
            <text:p>28.299.852</text:p>
          </table:table-cell>
          <table:table-cell table:style-name="ce41" table:formula="of:=SUM([.E6:.E102])" office:value-type="time" office:time-value="PT280H17M55S" calcext:value-type="time">
            <text:p>280:17:55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Mono" fo:font-family="'Liberation Mono'" style:font-style-name="Standard" style:font-family-generic="modern" style:font-pitch="fixed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 style:data-style-name="N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1-23">00.00.0000</text:date></text:span><text:span text:style-name="MT1">, </text:span><text:span text:style-name="MT1"><text:time style:data-style-name="N2" text:time-value="10:27:38.095175333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09:06:12.639570563</meta:creation-date>
    <meta:generator>LibreOffice/7.6.4.1$Linux_X86_64 LibreOffice_project/60$Build-1</meta:generator>
    <dc:date>2024-01-23T10:44:40.059639791</dc:date>
    <meta:editing-duration>P17DT21H39M31S</meta:editing-duration>
    <meta:editing-cycles>253</meta:editing-cycles>
    <meta:document-statistic meta:table-count="3" meta:cell-count="841" meta:object-count="0"/>
  </office:meta>
</office:document-meta>
</file>